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68.44mm"/>
    </style:style>
    <style:style style:name="co5" style:family="table-column">
      <style:table-column-properties fo:break-before="auto" style:column-width="112.73mm"/>
    </style:style>
    <style:style style:name="co6" style:family="table-column">
      <style:table-column-properties fo:break-before="auto" style:column-width="160.76mm"/>
    </style:style>
    <style:style style:name="co7" style:family="table-column">
      <style:table-column-properties fo:break-before="auto" style:column-width="13.9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gb_sensor_v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3"/>
        <table:table-column table:style-name="co2" table:number-columns-repeated="3" table:default-cell-style-name="ce2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PROD qty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ce2"/>
          <table:table-cell/>
          <table:table-cell office:value-type="string" calcext:value-type="string">
            <text:p>Order qty</text:p>
          </table:table-cell>
          <table:table-cell/>
        </table:table-row>
        <table:table-row table:style-name="ro1">
          <table:table-cell office:value-type="string" calcext:value-type="string">
            <text:p>C1, C2, C3, C4, C5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cl10b104ko8nnnc/kondensatory-mlcc-smd-0603/samsung/" xlink:type="simple">CL10B104KO8NNNC</text:a></text:p>
          </table:table-cell>
          <table:table-cell/>
          <table:table-cell table:formula="of:=[.$E$4]*[.B7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D1, D2, D3, D4, D5, D6, D7, D8, D9, D10,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Diode_SMD:D_0603_1608Metric_Castellated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ltw-c193us5/diody-led-smd-biale/liteon/" xlink:type="simple">LTW-C193US5</text:a></text:p>
          </table:table-cell>
          <table:table-cell/>
          <table:table-cell table:formula="of:=[.$E$4]*[.B8]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20_Male</text:p>
          </table:table-cell>
          <table:table-cell office:value-type="string" calcext:value-type="string">
            <text:p>Connector_JST:JST_PHD_S20B-PHDSS_2x10_P2.00mm_Horizontal</text:p>
          </table:table-cell>
          <table:table-cell office:value-type="string" calcext:value-type="string">
            <text:p>Generic connector, single row, 01x20, script generated (kicad-library-utils/schlib/autogen/connector/)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ds1014-20mf1b/zlacza-idc/connfly/" xlink:type="simple">DS1014-20MF1B</text:a> </text:p>
          </table:table-cell>
          <table:table-cell/>
          <table:table-cell table:formula="of:=[.$E$4]*[.B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Q1, Q2, Q3, Q4, Q5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2n7002/tranzystory-z-kanalem-n-smd/on-semiconductor/" xlink:type="simple">2N7002</text:a></text:p>
          </table:table-cell>
          <table:table-cell/>
          <table:table-cell table:formula="of:=[.$E$4]*[.B10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R1, R2, R6, R7, R11, R12, R16, R17, R21, R22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crcw06033k30fktabc/rezystory-smd-0603/vishay/" xlink:type="simple">CRCW06033K30FKTABC</text:a></text:p>
          </table:table-cell>
          <table:table-cell/>
          <table:table-cell table:formula="of:=[.$E$4]*[.B11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R3, R4, R8, R9, R13, R14, R18, R19, R23, R24, 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erj3geyj331v/rezystory-smd-0603/panasonic/" xlink:type="simple">ERJ3GEYJ331V</text:a></text:p>
          </table:table-cell>
          <table:table-cell/>
          <table:table-cell table:formula="of:=[.$E$4]*[.B12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R5, R10, R15, R20, R25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crcw060310k0fktabc/rezystory-smd-0603/vishay/" xlink:type="simple">CRCW060310K0FKTABC</text:a></text:p>
          </table:table-cell>
          <table:table-cell/>
          <table:table-cell table:formula="of:=[.$E$4]*[.B13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U1, U2, U3, U4, U5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CS34725FN</text:p>
          </table:table-cell>
          <table:table-cell office:value-type="string" calcext:value-type="string">
            <text:p>TCS34725FN-TCS-rgb_sensor_v2-rescue</text:p>
          </table:table-cell>
          <table:table-cell office:value-type="string" calcext:value-type="string">
            <text:p>AMS_TCS34725FN:AMS-TCS34725FN-MFG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102-4173</text:p>
          </table:table-cell>
          <table:table-cell/>
          <table:table-cell table:formula="of:=[.$E$4]*[.B14]"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Wtyk; IDC; żeńskie; PIN: 20; z dociskiem przewodu; IDC; na taśmę </text:p>
          </table:table-cell>
          <table:table-cell office:value-type="string" calcext:value-type="string">
            <text:p>TME</text:p>
          </table:table-cell>
          <table:table-cell office:value-type="string" calcext:value-type="string">
            <text:p><text:a xlink:href="https://www.tme.eu/pl/details/t826120a201ceu/zlacza-idc/amphenol/" xlink:type="simple">T826120A201CEU</text:a></text:p>
          </table:table-cell>
          <table:table-cell table:style-name="ce3" office:value-type="string" calcext:value-type="string">
            <text:p><text:a xlink:href="https://www.tme.eu/pl/details/t826120a101ceu/zlacza-idc/amphenol/" xlink:type="simple">T826120A101CEU</text:a></text:p>
          </table:table-cell>
          <table:table-cell table:formula="of:=[.$E$4]*[.B15]" office:value-type="float" office:value="7" calcext:value-type="float">
            <text:p>7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7T23:24:51.696000000</dc:date>
    <dc:creator>Pawel Kawula</dc:creator>
    <meta:editing-duration>PT14M35S</meta:editing-duration>
    <meta:editing-cycles>4</meta:editing-cycles>
    <meta:generator>LibreOffice/6.1.6.3$Windows_X86_64 LibreOffice_project/5896ab1714085361c45cf540f76f60673dd96a72</meta:generator>
    <meta:document-statistic meta:table-count="2" meta:cell-count="87" meta:object-count="0"/>
  </office:meta>
</office:document-meta>
</file>